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weight="bold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Minute&gt; &lt;Hour&gt; &lt;Day_of_the_Month&gt; &lt;Month_of_the_Year&gt; &lt;Day_of_the_Week&gt;</text:p>
      <text:p text:style-name="P1"/>
      <text:p text:style-name="P2">&lt;Minute&gt; &lt;Hour&gt; &lt;Day_of_the_Month&gt; &lt;Month_of_the_Year&gt; &lt;Day_of_the_Week&gt; &lt;Year&gt;</text:p>
      <text:p text:style-name="P1"/>
      <text:p text:style-name="P1">* * * * * *</text:p>
      <text:p text:style-name="Preformatted_20_Text">| | | | | | </text:p>
      <text:p text:style-name="Preformatted_20_Text">| | | | | +-- Year <text:s text:c="13"/>(range: 1900-3000)</text:p>
      <text:p text:style-name="Preformatted_20_Text">| | | | +---- Day of the Week <text:s text:c="2"/>(range: 1-7, 1 standing for Monday)</text:p>
      <text:p text:style-name="Preformatted_20_Text">| | | +------ Month of the Year (range: 1-12)</text:p>
      <text:p text:style-name="Preformatted_20_Text">| | +-------- Day of the Month <text:s/>(range: 1-31)</text:p>
      <text:p text:style-name="Preformatted_20_Text">| +---------- Hour <text:s text:c="13"/>(range: 0-23)</text:p>
      <text:p text:style-name="P2">+------------ Minute <text:s text:c="11"/>(range: 0-59)</text:p>
      <text:p text:style-name="P2"/>
      <text:p text:style-name="P2">* * * * * * <text:s text:c="24"/>Each minute</text:p>
      <text:p text:style-name="Preformatted_20_Text"/>
      <text:p text:style-name="Preformatted_20_Text"/>
      <text:p text:style-name="Preformatted_20_Text">59 23 31 12 5 * <text:s text:c="20"/>One minute <text:s/>before the end of year if the last day of the year is Friday</text:p>
      <text:p text:style-name="Preformatted_20_Text"><text:s text:c="72"/></text:p>
      <text:p text:style-name="Preformatted_20_Text">59 23 31 DEC Fri * <text:s text:c="17"/>Same as above (different notation)</text:p>
      <text:p text:style-name="Preformatted_20_Text"/>
      <text:p text:style-name="Preformatted_20_Text"/>
      <text:p text:style-name="Preformatted_20_Text">45 17 7 6 * * <text:s text:c="22"/>Every <text:s/>year, on June 7th at 17:45</text:p>
      <text:p text:style-name="Preformatted_20_Text"/>
      <text:p text:style-name="Preformatted_20_Text"/>
      <text:p text:style-name="Preformatted_20_Text">45 17 7 6 * 2001,2002 <text:s text:c="14"/>Once a <text:s text:c="2"/>year, on June 7th at 17:45, if the year is 2001 or <text:s/>2002</text:p>
      <text:p text:style-name="Preformatted_20_Text"/>
      <text:p text:style-name="Preformatted_20_Text"/>
      <text:p text:style-name="Preformatted_20_Text">0,15,30,45 0,6,12,18 1,15,31 * 1-5 * <text:s/>At 00:00, 00:15, 00:30, 00:45, 06:00, 06:15, 06:30,</text:p>
      <text:p text:style-name="Preformatted_20_Text"><text:s text:c="36"/>06:45, 12:00, 12:15, 12:30, 12:45, 18:00, 18:15,</text:p>
      <text:p text:style-name="Preformatted_20_Text"><text:s text:c="36"/>18:30, 18:45, on 1st, 15th or <text:s/>31st of each <text:s/>month, but not on weekends</text:p>
      <text:p text:style-name="Preformatted_20_Text"/>
      <text:p text:style-name="Preformatted_20_Text"/>
      <text:p text:style-name="Preformatted_20_Text">*/15 */6 1,15,31 * 1-5 * <text:s text:c="11"/>Same as above (different notation)</text:p>
      <text:p text:style-name="Preformatted_20_Text"/>
      <text:p text:style-name="Preformatted_20_Text"/>
      <text:p text:style-name="Preformatted_20_Text">0 12 * * 1-5 * (0 12 * * Mon-Fri *) At midday on weekdays</text:p>
      <text:p text:style-name="Preformatted_20_Text"/>
      <text:p text:style-name="Preformatted_20_Text"/>
      <text:p text:style-name="Preformatted_20_Text">* * * 1,3,5,7,9,11 * * <text:s text:c="13"/>Each minute in January, <text:s/>March, <text:s/>May, July, September, and November</text:p>
      <text:p text:style-name="Preformatted_20_Text"/>
      <text:p text:style-name="Preformatted_20_Text"/>
      <text:p text:style-name="Preformatted_20_Text">1,2,3,5,20-25,30-35,59 23 31 12 * * On the <text:s/>last day of year, at 23:01, 23:02, 23:03, 23:05,</text:p>
      <text:p text:style-name="Preformatted_20_Text"><text:s text:c="36"/>23:20, 23:21, 23:22, 23:23, 23:24, 23:25, 23:30,</text:p>
      <text:p text:style-name="Preformatted_20_Text"><text:s text:c="36"/>23:31, 23:32, 23:33, 23:34, 23:35, 23:59</text:p>
      <text:p text:style-name="Preformatted_20_Text"/>
      <text:p text:style-name="Preformatted_20_Text"/>
      <text:p text:style-name="Preformatted_20_Text">0 9 1-7 * 1 * <text:s text:c="22"/>First Monday of each month, at 9 a.m.</text:p>
      <text:p text:style-name="Preformatted_20_Text"/>
      <text:p text:style-name="Preformatted_20_Text"/>
      <text:p text:style-name="Preformatted_20_Text">0 0 1 * * * <text:s text:c="24"/>At midnight, on the first day of each month</text:p>
      <text:p text:style-name="Preformatted_20_Text"/>
      <text:p text:style-name="Preformatted_20_Text"><text:soft-page-break/></text:p>
      <text:p text:style-name="Preformatted_20_Text">* 0-11 * * * <text:s text:c="23"/>Each minute before midday</text:p>
      <text:p text:style-name="Preformatted_20_Text"/>
      <text:p text:style-name="Preformatted_20_Text"/>
      <text:p text:style-name="Preformatted_20_Text">* * * 1,2,3 * * <text:s text:c="20"/>Each minute in January, February or March</text:p>
      <text:p text:style-name="Preformatted_20_Text"/>
      <text:p text:style-name="Preformatted_20_Text"/>
      <text:p text:style-name="Preformatted_20_Text">* * * Jan,Feb,Mar * * <text:s text:c="14"/>Same as above (different notation)</text:p>
      <text:p text:style-name="Preformatted_20_Text"/>
      <text:p text:style-name="Preformatted_20_Text"/>
      <text:p text:style-name="Preformatted_20_Text">0 0 * * * * <text:s text:c="24"/>Daily at midnight</text:p>
      <text:p text:style-name="Preformatted_20_Text"/>
      <text:p text:style-name="Preformatted_20_Text"/>
      <text:p text:style-name="P2">0 0 * * 3 * <text:s text:c="24"/>Each Wednesday at midnight</text:p>
      <text:p text:style-name="P2"/>
      <text:p text:style-name="P2"/>
      <text:p text:style-name="P2"><text:span text:style-name="T1">Full notation</text:span> <text:s text:c="24"/><text:span text:style-name="T1">Abridged notation</text:span></text:p>
      <text:p text:style-name="Preformatted_20_Text"/>
      <text:p text:style-name="Preformatted_20_Text">* * * * * * </text:p>
      <text:p text:style-name="Preformatted_20_Text"/>
      <text:p text:style-name="Preformatted_20_Text">59 23 31 12 5 2003 <text:s text:c="19"/>59 23 31 12 5 2003</text:p>
      <text:p text:style-name="Preformatted_20_Text"/>
      <text:p text:style-name="Preformatted_20_Text">59 23 31 12 5 * <text:s text:c="22"/>59 23 31 12 5</text:p>
      <text:p text:style-name="Preformatted_20_Text"/>
      <text:p text:style-name="Preformatted_20_Text">45 17 7 6 * * <text:s text:c="24"/>45 17 7 6</text:p>
      <text:p text:style-name="Preformatted_20_Text"/>
      <text:p text:style-name="Preformatted_20_Text">0,15,30,45 0,6,12,18 1,15,31 * * * <text:s text:c="3"/>0,15,30,45 0,6,12,18 1,15,31</text:p>
      <text:p text:style-name="Preformatted_20_Text"/>
      <text:p text:style-name="Preformatted_20_Text">0 12 * * 1-5 * <text:s text:c="23"/>0 12 * * 1-5</text:p>
      <text:p text:style-name="Preformatted_20_Text"/>
      <text:p text:style-name="Preformatted_20_Text">* * * 1,3,5,7,9,11 * * <text:s text:c="15"/>* * * 1,3,5,7,9,11</text:p>
      <text:p text:style-name="Preformatted_20_Text"/>
      <text:p text:style-name="Preformatted_20_Text">1,2,3,5,20-25,30-35,59 23 31 12 * * <text:s text:c="2"/>1,2,3,5,20-25,30-35,59 23 31 12</text:p>
      <text:p text:style-name="Preformatted_20_Text"/>
      <text:p text:style-name="Preformatted_20_Text">0 9 1-7 * 1 * <text:s text:c="24"/>0 9 1-7 * 1</text:p>
      <text:p text:style-name="Preformatted_20_Text"/>
      <text:p text:style-name="Preformatted_20_Text">0 0 1 * * * <text:s text:c="26"/>0 0 1</text:p>
      <text:p text:style-name="Preformatted_20_Text"/>
      <text:p text:style-name="Preformatted_20_Text">* 0-11 * * * * <text:s text:c="23"/>* 0-11</text:p>
      <text:p text:style-name="Preformatted_20_Text"/>
      <text:p text:style-name="Preformatted_20_Text">* * * 1,2,3 * * <text:s text:c="22"/>* * * 1,2,3</text:p>
      <text:p text:style-name="Preformatted_20_Text"/>
      <text:p text:style-name="Preformatted_20_Text">0 0 * * * * <text:s text:c="26"/>0 0</text:p>
      <text:p text:style-name="Preformatted_20_Text"/>
      <text:p text:style-name="P2">0 0 * * 3 * <text:s text:c="26"/>0 0 * * 3</text:p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9:41:16.935405110</meta:creation-date>
    <dc:date>2016-09-29T19:42:46.493029553</dc:date>
    <meta:editing-duration>PT1M30S</meta:editing-duration>
    <meta:editing-cycles>2</meta:editing-cycles>
    <meta:generator>LibreOffice/5.0.3.2$Linux_x86 LibreOffice_project/00m0$Build-2</meta:generator>
    <meta:document-statistic meta:table-count="0" meta:image-count="0" meta:object-count="0" meta:page-count="2" meta:paragraph-count="47" meta:word-count="479" meta:character-count="2910" meta:non-whitespace-character-count="1657"/>
  </office:meta>
</office:document-meta>
</file>